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office="urn:oasis:names:tc:opendocument:xmlns:office:1.0" xmlns:officeooo="http://openoffice.org/2009/office" xmlns:style="urn:oasis:names:tc:opendocument:xmlns:style:1.0" xmlns:svg="urn:oasis:names:tc:opendocument:xmlns:svg-compatible:1.0" xmlns:table="urn:oasis:names:tc:opendocument:xmlns:table:1.0" xmlns:text="urn:oasis:names:tc:opendocument:xmlns:text:1.0" xmlns:ooow="http://openoffice.org/2004/writer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MuktiNarrow1" svg:font-family="MuktiNarrow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0625in" fo:margin-left="0.3792in" table:align="left" style:may-break-between-rows="true" table:border-model="collapsing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1.6278in"/>
    </style:style>
    <style:style style:name="Table1.C" style:family="table-column">
      <style:table-column-properties style:column-width="4.0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634b4" officeooo:paragraph-rsid="000634b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81a5c" officeooo:paragraph-rsid="00081a5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9c472" officeooo:paragraph-rsid="0009c4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ext_20_body" style:list-style-name="L1"/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officeooo:rsid="000634b4"/>
    </style:style>
    <style:style style:name="T4" style:family="text">
      <style:text-properties style:font-name="Calibri1" fo:font-size="11pt" officeooo:rsid="000634b4"/>
    </style:style>
    <style:style style:name="T5" style:family="text">
      <style:text-properties officeooo:rsid="00081a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87c4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string" text:name="sequence"/>
        <text:variable-decl office:value-type="string" text:name="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99e2b3a-7fff-1399-28f1-465b70f8d33a"/><text:span text:style-name="T6">Date</text:span>: <text:span text:style-name="T5">Sunday, January 30, 2022</text:span></text:p>
      <text:p text:style-name="P1"><text:span text:style-name="T6">Reference</text:span>: SECL/OP/HR/SE/2022/<text:variable-get text:name="sequence">001</text:variable-get></text:p>
      <text:p text:style-name="Text_20_body">Name<text:tab/><text:tab/>: <text:variable-get text:name="name">Asif Hasan</text:variable-get></text:p>
      <text:p text:style-name="Text_20_body">Wing<text:tab/><text:tab/>: </text:p>
      <text:p text:style-name="Text_20_body"><text:span text:style-name="T2">Unit</text:span><text:span text:style-name="T1"> <text:tab/><text:tab/></text:span><text:span text:style-name="T2">: </text:span></text:p>
      <text:p text:style-name="Text_20_body"/>
      <text:p text:style-name="Text_20_body">Subject<text:tab/><text:tab/>: <text:span text:style-name="T7">Salary enhancement</text:span></text:p>
      <text:p text:style-name="Text_20_body"/>
      <text:p text:style-name="Text_20_body">Dear </text:p>
      <text:p text:style-name="Text_20_body"/>
      <text:p text:style-name="Text_20_body">Congratulations!!!</text:p>
      <text:p text:style-name="Text_20_body"/>
      <text:p text:style-name="Text_20_body">It is our pleasure to let you know that, based on your job experience, <text:span text:style-name="T3">performance</text:span> and effort in the organization, Spectrum Engineering Consortium Ltd. is offering you a salary enhancement. Please note that th<text:span text:style-name="T4">is</text:span> brings in a few changes in your terms of engagement outlined here.</text:p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2">Wing</text:p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2">Unit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2">Grade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2">Designation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2">Reporting Supervisor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2">Increment Amount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2">Final Remuneration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2">Effective Date</text:p>
          </table:table-cell>
          <table:table-cell table:style-name="Table1.C2" office:value-type="string">
            <text:p text:style-name="P6">January 01, 2022</text:p>
          </table:table-cell>
        </table:table-row>
      </table:table>
      <text:p text:style-name="Text_20_body"/>
      <text:p text:style-name="Text_20_body">Spectrum wishes you a great future and looks forward to a very fruitful journey <text:span text:style-name="T4">together</text:span> in coming <text:span text:style-name="T4">days</text:span>.</text:p>
      <text:p text:style-name="Text_20_body"/>
      <text:p text:style-name="Text_20_body">For Spectrum Engineering Consortium Ltd</text:p>
      <text:p text:style-name="Text_20_body"/>
      <text:p text:style-name="Text_20_body"/>
      <text:p text:style-name="Text_20_body"/>
      <text:p text:style-name="Text_20_body"><text:line-break/><text:span text:style-name="T2">________________________</text:span></text:p>
      <text:p text:style-name="Text_20_body">Managing Director/Director</text:p>
      <text:p text:style-name="Text_20_body"/>
      <text:p text:style-name="Text_20_body">Copy:</text:p>
      <text:list xml:id="list1629666118" text:style-name="L1">
        <text:list-item>
          <text:p text:style-name="P7">Personal File</text:p>
        </text:list-item>
        <text:list-item>
          <text:p text:style-name="P7">Office Copy</text:p>
        </text:list-item>
      </text:list>
      <text:p text:style-name="Text_20_body"/>
    </office:text>
  </office:body>
</office:document-content>
</file>

<file path=styles.xml><?xml version="1.0" encoding="utf-8"?>
<office:document-styles xmlns:draw="urn:oasis:names:tc:opendocument:xmlns:drawing:1.0" xmlns:fo="urn:oasis:names:tc:opendocument:xmlns:xsl-fo-compatible:1.0" xmlns:loext="urn:org:documentfoundation:names:experimental:office:xmlns:loext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MuktiNarrow1" svg:font-family="MuktiNarrow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1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1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1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office:version="1.3">
  <office:meta>
    <meta:creation-date>2022-01-21T02:55:20.524000000</meta:creation-date>
    <dc:date>2022-01-25T18:24:40</dc:date>
    <meta:editing-duration>PT0M0S</meta:editing-duration>
    <meta:editing-cycles>0</meta:editing-cycles>
    <meta:generator>OOoPy field replacement</meta:generator>
    <meta:document-statistic meta:table-count="1" meta:image-count="0" meta:object-count="0" meta:page-count="1" meta:paragraph-count="33" meta:word-count="121" meta:character-count="758" meta:non-whitespace-character-count="662"/>
  </office:meta>
</office:document-meta>
</file>